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ext-properties fo:color="#212529"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48">
      <style:table-cell-properties fo:border="thin solid #000000" style:vertical-align="top" fo:wrap-option="wrap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34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7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color="#0000FF"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9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6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6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6.19125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3.96875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5.21229166666667cm"/>
    </style:style>
    <style:style style:name="co19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96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27.75pt" style:use-optimal-row-height="true" fo:break-before="auto"/>
    </style:style>
    <style:style style:name="ro11" style:family="table-row">
      <style:table-row-properties style:row-height="33pt" style:use-optimal-row-height="true" fo:break-before="auto"/>
    </style:style>
    <style:style style:name="ro12" style:family="table-row">
      <style:table-row-properties style:row-height="188.45pt" style:use-optimal-row-height="false" fo:break-before="auto"/>
    </style:style>
    <style:style style:name="ro13" style:family="table-row">
      <style:table-row-properties style:row-height="148.5pt" style:use-optimal-row-height="true" fo:break-before="auto"/>
    </style:style>
    <style:style style:name="ro14" style:family="table-row">
      <style:table-row-properties style:row-height="393.75pt" style:use-optimal-row-height="true" fo:break-before="auto"/>
    </style:style>
    <style:style style:name="ro15" style:family="table-row">
      <style:table-row-properties style:row-height="409.5pt" style:use-optimal-row-height="true" fo:break-before="auto"/>
    </style:style>
    <style:style style:name="ro16" style:family="table-row">
      <style:table-row-properties style:row-height="132pt" style:use-optimal-row-height="true" fo:break-before="auto"/>
    </style:style>
    <style:style style:name="ro17" style:family="table-row">
      <style:table-row-properties style:row-height="366pt" style:use-optimal-row-height="false" fo:break-before="auto"/>
    </style:style>
    <style:style style:name="ro18" style:family="table-row">
      <style:table-row-properties style:row-height="214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1月（無）.$A$1:1月（無）.$M$15" table:base-cell-address="1月（無）.$A$1"/>
        </table:named-expressions>
      </table:table>
      <table:table table:name="2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 table:style-name="ce39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2月（無）.$A$1:2月（無）.$M$15" table:base-cell-address="2月（無）.$A$1"/>
        </table:named-expressions>
      </table:table>
      <table:table table:name="3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3月（無）.$A$1:3月（無）.$M$15" table:base-cell-address="3月（無）.$A$1"/>
        </table:named-expressions>
      </table:table>
      <table:table table:name="4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4月（無）.$A$1:4月（無）.$M$15" table:base-cell-address="4月（無）.$A$1"/>
        </table:named-expressions>
      </table:table>
      <table:table table:name="5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5月（無）.$A$1:5月（無）.$M$15" table:base-cell-address="5月（無）.$A$1"/>
        </table:named-expressions>
      </table:table>
      <table:table table:name="6月_（無)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6月_（無).$A$1:6月_（無).$M$15" table:base-cell-address="6月_（無).$A$1"/>
        </table:named-expressions>
      </table:table>
      <table:table table:name="7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7月（無）.$A$1:7月（無）.$M$15" table:base-cell-address="7月（無）.$A$1"/>
        </table:named-expressions>
      </table:table>
      <table:table table:name="8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65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10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11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1"/>
        </table:table-row>
        <table:table-row table:style-name="ro12">
          <table:table-cell office:value-type="string" table:style-name="ce27">
            <text:p>財團法人國家衛生研究院</text:p>
          </table:table-cell>
          <table:table-cell office:value-type="string" table:style-name="ce48">
            <text:p>配合實體媒合會，增設線上媒體，發表本院7項研發成果、1項衍生新創公司簡介及本院新創育成廠商育成產出。</text:p>
          </table:table-cell>
          <table:table-cell office:value-type="string" table:style-name="ce48">
            <text:p>1112TI0666(7/28亞洲生技大展技術媒合會線上直播)</text:p>
          </table:table-cell>
          <table:table-cell office:value-type="string" table:style-name="ce48">
            <text:p>Youtube</text:p>
          </table:table-cell>
          <table:table-cell office:value-type="string" table:style-name="ce28">
            <text:p>7/28 (播出時間)</text:p>
          </table:table-cell>
          <table:table-cell office:value-type="string" table:style-name="ce28">
            <text:p>技轉及育成中心</text:p>
          </table:table-cell>
          <table:table-cell office:value-type="string" table:style-name="ce28">
            <text:p>自籌</text:p>
          </table:table-cell>
          <table:table-cell office:value-type="string" table:style-name="ce28">
            <text:p>其他業務支出</text:p>
          </table:table-cell>
          <table:table-cell office:value-type="float" office:value="67683" table:style-name="ce29">
            <text:p>67,683<text:s/></text:p>
          </table:table-cell>
          <table:table-cell office:value-type="string" table:style-name="ce30">
            <text:p>釧眾科技有限公司</text:p>
          </table:table-cell>
          <table:table-cell office:value-type="string" table:style-name="ce30">
            <text:p>彌補實體媒合會之限制，延長本院7項研發成果、1項衍生新創公司技術及本院新創育成廠商育成產出之可見度，預期線上達到50-100觀看人數。</text:p>
          </table:table-cell>
          <table:table-cell office:value-type="string" table:style-name="ce30">
            <text:p>對媒合會所推廣技術及服務有興趣之產官學研界預計YouTube上架期間(不限媒合會當天)。</text:p>
          </table:table-cell>
          <table:table-cell table:style-name="ce23"/>
          <table:table-cell table:number-columns-repeated="2" table:style-name="ce31"/>
          <table:table-cell table:style-name="ce61"/>
          <table:table-cell table:number-columns-repeated="16368" table:style-name="ce32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1" table:style-name="ce2"/>
          <table:table-cell table:number-columns-repeated="16371" table:style-name="ce1"/>
        </table:table-row>
        <table:table-row table:style-name="ro6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 table:style-name="ce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 table:style-name="ce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 table:style-name="ce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8月.$A$1:8月.$M$15" table:base-cell-address="8月.$A$1"/>
        </table:named-expressions>
      </table:table>
      <table:table table:name="9月_" table:style-name="ta1">
        <table:table-column table:style-name="co1" table:default-cell-style-name="ce4"/>
        <table:table-column table:style-name="co1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65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">
            <text:p>月份：9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/>
        </table:table-row>
        <table:table-row table:style-name="ro13">
          <table:table-cell office:value-type="string" table:style-name="ce27">
            <text:p>財團法人國家衛生研究院</text:p>
          </table:table-cell>
          <table:table-cell office:value-type="string" table:style-name="ce33">
            <text:p>大數據、科普、智慧醫療</text:p>
          </table:table-cell>
          <table:table-cell office:value-type="string" table:style-name="ce48">
            <text:p>1112CA2749上醫</text:p>
          </table:table-cell>
          <table:table-cell office:value-type="string" table:style-name="ce48">
            <text:p>數位傳播</text:p>
          </table:table-cell>
          <table:table-cell office:value-type="string" table:style-name="ce28">
            <text:p>112年08月01至113年07月31日</text:p>
          </table:table-cell>
          <table:table-cell office:value-type="string" table:style-name="ce28">
            <text:p>癌症研究所</text:p>
          </table:table-cell>
          <table:table-cell office:value-type="string" table:style-name="ce48">
            <text:p>政府專案計畫/國科會計畫</text:p>
          </table:table-cell>
          <table:table-cell office:value-type="string" table:style-name="ce28">
            <text:p>政府專案計畫支出</text:p>
          </table:table-cell>
          <table:table-cell office:value-type="float" office:value="1523000" table:style-name="ce29">
            <text:p>1,523,000<text:s/></text:p>
          </table:table-cell>
          <table:table-cell office:value-type="string" table:style-name="ce30">
            <text:p>東玉環境科技有限公司</text:p>
          </table:table-cell>
          <table:table-cell office:value-type="string" table:style-name="ce30">
            <text:p>藉由防疫、對自身免疫力的專注度，促進民眾對「精準健康」的認識。推動台灣精準健康科技與政策結合，促其具備世界級的水準。</text:p>
          </table:table-cell>
          <table:table-cell office:value-type="string" table:style-name="ce34">
            <text:p>一般民眾/Facebook/ youtube/第四台</text:p>
          </table:table-cell>
          <table:table-cell table:style-name="ce23"/>
          <table:table-cell table:number-columns-repeated="16371" table:style-name="ce32"/>
        </table:table-row>
        <table:table-row table:style-name="ro14">
          <table:table-cell office:value-type="string" table:style-name="ce41">
            <text:p>財團法人國家衛生研究院</text:p>
          </table:table-cell>
          <table:table-cell office:value-type="string" table:style-name="ce35">
            <text:p>【工藤心醫的心靈偵探事務所】</text:p>
            <text:p>影片14集：</text:p>
            <text:p>EP1-思覺失調症和長效針劑</text:p>
            <text:p>EP2-精神疾病會遺傳嗎 ?</text:p>
            <text:p>EP3-笑氣和新興毒品</text:p>
            <text:p>EP4-聊天機器人幫你心理治療？</text:p>
            <text:p>EP5-憂鬱症是不知足？阿嬤身體不舒服竟然是憂鬱症的表現？</text:p>
            <text:p>EP6-K他命和電磁波可以用來治療？</text:p>
            <text:p>EP7-喝酒臉紅紅？酒精不耐症</text:p>
            <text:p>EP8-賭博成癮也是病？網路成癮有得醫？行為成癮VS物質成癮</text:p>
            <text:p>EP9-刻在你基因的晝夜節律</text:p>
            <text:p>EP10-失智症能預測和預防？</text:p>
            <text:p>EP11-自律神經失調</text:p>
            <text:p>EP12-精準醫療與精神醫學腦科學-大腦與心智</text:p>
            <text:p>EP13-孩子好動有藥醫？注意力不足過動症</text:p>
            <text:p>EP14-自閉症、青少年情緒困擾與調適</text:p>
            <text:p>2式衍生刊物-繪本、圖卡</text:p>
            <text:p>你看不見伯倫的世界、時光森林動物圖卡</text:p>
          </table:table-cell>
          <table:table-cell office:value-type="string" table:style-name="ce36">
            <text:p>1112NP0095工藤心醫的心靈偵探事務所</text:p>
          </table:table-cell>
          <table:table-cell office:value-type="string" table:style-name="ce42">
            <text:p>電視媒體及網路媒體(含社群媒體)</text:p>
          </table:table-cell>
          <table:table-cell office:value-type="string" table:style-name="ce43">
            <text:p>112/01/01～112/07/30</text:p>
          </table:table-cell>
          <table:table-cell office:value-type="string" table:style-name="ce43">
            <text:p>神經及精神醫學研究中心</text:p>
          </table:table-cell>
          <table:table-cell office:value-type="string" table:style-name="ce48">
            <text:p>政府專案計畫/國科會計畫</text:p>
          </table:table-cell>
          <table:table-cell office:value-type="string" table:style-name="ce43">
            <text:p>政府專案計畫支出</text:p>
          </table:table-cell>
          <table:table-cell office:value-type="float" office:value="1340000" table:style-name="ce44">
            <text:p>1,340,000<text:s/></text:p>
          </table:table-cell>
          <table:table-cell office:value-type="string" table:style-name="ce42">
            <text:p>泛科知識股份有限公司</text:p>
          </table:table-cell>
          <table:table-cell office:value-type="string" table:style-name="ce37">
            <text:p>1.使民眾了解精神醫學與其相關疾病之科普知識。</text:p>
            <text:p>2.增進國人對精神與身心健康的重視。</text:p>
            <text:p>3.增進大眾對於精準醫療及其應用之認識。</text:p>
            <text:p>4.激發國人對精神醫學與生技醫療產業整合之創新構想，進而投入相關產業之研發並能達到促進國人身心健康之目的。</text:p>
          </table:table-cell>
          <table:table-cell office:value-type="string" table:style-name="ce38">
            <text:p>民視新聞台、民視台灣台、泛科知識股份有限公司Youtube/Facebook平台</text:p>
          </table:table-cell>
          <table:table-cell table:style-name="ce47"/>
          <table:table-cell table:number-columns-repeated="16371" table:style-name="ce39"/>
        </table:table-row>
        <table:table-row table:style-name="ro15">
          <table:table-cell office:value-type="string" table:style-name="ce41">
            <text:p>財團法人國家衛生研究院</text:p>
          </table:table-cell>
          <table:table-cell office:value-type="string" table:style-name="ce35">
            <text:p>【工藤心醫的心靈偵探事務所】</text:p>
            <text:p>影片14集：</text:p>
            <text:p>EP1-思覺失調症和長效針劑</text:p>
            <text:p>EP2-精神疾病會遺傳嗎 ?</text:p>
            <text:p>EP3-笑氣和新興毒品</text:p>
            <text:p>EP4-聊天機器人幫你心理治療？</text:p>
            <text:p>EP5-憂鬱症是不知足？阿嬤身體不舒服竟然是憂鬱症的表現？</text:p>
            <text:p>EP6-K他命和電磁波可以用來治療？</text:p>
            <text:p>EP7-喝酒臉紅紅？酒精不耐症</text:p>
            <text:p>EP8-賭博成癮也是病？網路成癮有得醫？行為成癮VS物質成癮</text:p>
            <text:p>EP9-刻在你基因的晝夜節律</text:p>
            <text:p>EP10-失智症能預測和預防？</text:p>
            <text:p>EP11-自律神經失調</text:p>
            <text:p>EP12-精準醫療與精神醫學腦科學-大腦與心智</text:p>
            <text:p>EP13-孩子好動有藥醫？注意力不足過動症</text:p>
            <text:p>EP14-自閉症、青少年情緒困擾與調適</text:p>
            <text:p/>
            <text:p>2式衍生刊物-繪本、圖卡</text:p>
            <text:p>你看不見伯倫的世界、時光森林動物圖卡</text:p>
          </table:table-cell>
          <table:table-cell office:value-type="string" table:style-name="ce36">
            <text:p>1112NP0981工藤心醫的心靈偵探事務所</text:p>
          </table:table-cell>
          <table:table-cell office:value-type="string" table:style-name="ce42">
            <text:p>電視媒體及網路媒體(含社群媒體)</text:p>
          </table:table-cell>
          <table:table-cell office:value-type="string" table:style-name="ce43">
            <text:p>112/07/10～112/09/30</text:p>
          </table:table-cell>
          <table:table-cell office:value-type="string" table:style-name="ce42">
            <text:p>神經及精神醫學研究中心</text:p>
          </table:table-cell>
          <table:table-cell office:value-type="string" table:style-name="ce48">
            <text:p>政府專案計畫/國科會計畫</text:p>
          </table:table-cell>
          <table:table-cell office:value-type="string" table:style-name="ce43">
            <text:p>政府專案計畫支出</text:p>
          </table:table-cell>
          <table:table-cell office:value-type="float" office:value="1340000" table:style-name="ce45">
            <text:p>1,340,000<text:s/></text:p>
          </table:table-cell>
          <table:table-cell office:value-type="string" table:style-name="ce42">
            <text:p>泛科知識股份有限公司</text:p>
          </table:table-cell>
          <table:table-cell office:value-type="string" table:style-name="ce37">
            <text:p>1.使民眾了解精神醫學與其相關疾病之科普知識。</text:p>
            <text:p>2.增進國人對精神與身心健康的重視。</text:p>
            <text:p>3.增進大眾對於精準醫療及其應用之認識。</text:p>
            <text:p>4.激發國人對精神醫學與生技醫療產業整合之創新構想，進而投入相關產業之研發並能達到促進國人身心健康之目的。</text:p>
          </table:table-cell>
          <table:table-cell office:value-type="string" table:style-name="ce38">
            <text:p>民視新聞台、民視台灣台、泛科知識股份有限公司Youtube/Facebook平台</text:p>
          </table:table-cell>
          <table:table-cell table:style-name="ce47"/>
          <table:table-cell table:number-columns-repeated="16371" table:style-name="ce39"/>
        </table:table-row>
        <table:table-row table:style-name="ro6">
          <table:table-cell office:value-type="string" table:style-name="ce40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39"/>
        </table:table-row>
        <table:table-row table:style-name="ro6">
          <table:table-cell office:value-type="string" table:style-name="ce46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39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/>
        </table:table-row>
        <table:table-row table:number-rows-repeated="1048559" table:style-name="ro6">
          <table:table-cell table:number-columns-repeated="16384"/>
        </table:table-row>
        <table:named-expressions>
          <table:named-range table:name="Print_Area" table:cell-range-address="9月_.$A$1:9月_.$M$17" table:base-cell-address="9月_.$A$1"/>
        </table:named-expressions>
      </table:table>
      <table:table table:name="10月" table:style-name="ta1">
        <table:table-column table:style-name="co1" table:default-cell-style-name="ce4"/>
        <table:table-column table:style-name="co1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14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6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0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6">
          <table:table-cell office:value-type="string" table:style-name="ce52">
            <text:p>財團法人國家衛生研究院</text:p>
          </table:table-cell>
          <table:table-cell office:value-type="string" table:style-name="ce58">
            <text:p>本中心執行112年度「經濟部中小企業創育機構發展計畫-企業加速器」，按培育新創之六大領域中之高齡與長照項目，發展及建置銀髮產業聚落平台。</text:p>
          </table:table-cell>
          <table:table-cell office:value-type="string" table:style-name="ce58">
            <text:p>1112TI0557/銀髮樂食活動</text:p>
          </table:table-cell>
          <table:table-cell office:value-type="string" table:style-name="ce52">
            <text:p>網站</text:p>
          </table:table-cell>
          <table:table-cell office:value-type="string" table:style-name="ce17">
            <text:p>112/08/20-112/09/9</text:p>
          </table:table-cell>
          <table:table-cell office:value-type="string" table:style-name="ce53">
            <text:p>技轉及育成中心</text:p>
          </table:table-cell>
          <table:table-cell office:value-type="string" table:style-name="ce53">
            <text:p>自籌款</text:p>
          </table:table-cell>
          <table:table-cell office:value-type="string" table:style-name="ce53">
            <text:p>其他業務支出</text:p>
          </table:table-cell>
          <table:table-cell office:value-type="float" office:value="58000" table:style-name="ce59">
            <text:p>58,000<text:s/></text:p>
          </table:table-cell>
          <table:table-cell office:value-type="string" table:style-name="ce60">
            <text:p>上下新媒體</text:p>
          </table:table-cell>
          <table:table-cell office:value-type="string" table:style-name="ce55">
            <text:p>活動網站為整個活動的重要宣傳媒介 ，以網站呈現較容易閱讀及推廣，透過網站呈現活動詳細資訊、報名方式、活動地點等相關資訊。當日互動性人流約計400人次。</text:p>
          </table:table-cell>
          <table:table-cell office:value-type="string" table:style-name="ce55">
            <text:p>熟齡民眾族群、及高齡相關領域之產業。</text:p>
          </table:table-cell>
          <table:table-cell table:style-name="ce18"/>
          <table:table-cell table:style-name="ce19"/>
          <table:table-cell table:style-name="ce51"/>
          <table:table-cell table:style-name="ce11"/>
          <table:table-cell table:number-columns-repeated="16368" table:style-name="ce51"/>
        </table:table-row>
        <table:table-row table:style-name="ro17">
          <table:table-cell office:value-type="string" table:style-name="ce52">
            <text:p>財團法人國家衛生研究院</text:p>
          </table:table-cell>
          <table:table-cell office:value-type="string" table:style-name="ce20">
            <text:p>【工藤心醫的心靈偵探事務所】</text:p>
            <text:p>影片14集：</text:p>
            <text:p>EP1-思覺失調症和長效針劑</text:p>
            <text:p>EP2-精神疾病會遺傳嗎 ?</text:p>
            <text:p>EP3-笑氣和新興毒品</text:p>
            <text:p>EP4-聊天機器人幫你心理治療？</text:p>
            <text:p>EP5-憂鬱症是不知足？阿嬤身體不舒服竟然是憂鬱症的表現？</text:p>
            <text:p>EP6-K他命和電磁波可以用來治療？</text:p>
            <text:p>EP7-喝酒臉紅紅？酒精不耐症</text:p>
            <text:p>EP8-賭博成癮也是病？網路成癮有得醫？行為成癮VS物質成癮</text:p>
            <text:p>EP9-刻在你基因的晝夜節律</text:p>
            <text:p>EP10-失智症能預測和預防？</text:p>
            <text:p>EP11-自律神經失調</text:p>
            <text:p>EP12-精準醫療與精神醫學腦科學-大腦與心智</text:p>
            <text:p>EP13-孩子好動有藥醫？注意力不足過動症</text:p>
            <text:p>EP14-自閉症、青少年情緒困擾與調適</text:p>
            <text:p/>
            <text:p>2式衍生刊物-繪本、圖卡</text:p>
            <text:p>你看不見伯倫的世界、時光森林動物圖卡</text:p>
          </table:table-cell>
          <table:table-cell office:value-type="string" table:style-name="ce21">
            <text:p>1112NP1380工藤心醫的心靈偵探事務所</text:p>
          </table:table-cell>
          <table:table-cell office:value-type="string" table:style-name="ce57">
            <text:p>電視媒體及網路媒體(含社群媒體)</text:p>
          </table:table-cell>
          <table:table-cell office:value-type="string" table:style-name="ce22">
            <text:p>112/07/10～112/09/30</text:p>
          </table:table-cell>
          <table:table-cell office:value-type="string" table:style-name="ce57">
            <text:p>神經及精神醫學研究中心</text:p>
          </table:table-cell>
          <table:table-cell office:value-type="string" table:style-name="ce23">
            <text:p>民間專案計劃/國科會計畫企業配合款</text:p>
            <text:p/>
            <text:p/>
          </table:table-cell>
          <table:table-cell office:value-type="string" table:style-name="ce22">
            <text:p>民間專案計畫支出</text:p>
          </table:table-cell>
          <table:table-cell office:value-type="float" office:value="3300000" table:style-name="ce24">
            <text:p>3,300,000<text:s/></text:p>
          </table:table-cell>
          <table:table-cell office:value-type="string" table:style-name="ce57">
            <text:p>泛科知識股份有限公司</text:p>
          </table:table-cell>
          <table:table-cell office:value-type="string" table:style-name="ce25">
            <text:p>1.使民眾了解精神醫學與其相關疾病之科普知識。</text:p>
            <text:p>2.增進國人對精神與身心健康的重視。</text:p>
            <text:p>3.增進大眾對於精準醫療及其應用之認識。</text:p>
            <text:p>4.激發國人對精神醫學與生技醫療產業整合之創新構想，進而投入相關產業之研發並能達到促進國人身心健康之目的。</text:p>
          </table:table-cell>
          <table:table-cell office:value-type="string" table:style-name="ce25">
            <text:p>泛科知識股份有限公司Youtube/Facebook/網頁平台</text:p>
          </table:table-cell>
          <table:table-cell table:style-name="ce57"/>
          <table:table-cell table:style-name="ce19"/>
          <table:table-cell table:style-name="ce50"/>
          <table:table-cell table:style-name="ce26"/>
          <table:table-cell table:number-columns-repeated="16368" table:style-name="ce49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 table:style-name="ce2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 table:style-name="ce2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9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16"/>
          <table:table-cell table:number-columns-repeated="16371" table:style-name="ce2"/>
        </table:table-row>
        <table:table-row table:number-rows-repeated="1048560" table:style-name="ro6">
          <table:table-cell table:number-columns-repeated="16384"/>
        </table:table-row>
        <table:named-expressions>
          <table:named-range table:name="Print_Area" table:cell-range-address="10月.$A$1:10月.$M$16" table:base-cell-address="10月.$A$1"/>
        </table:named-expressions>
      </table:table>
      <table:table table:name="11月(無)" table:style-name="ta1">
        <table:table-column table:style-name="co1" table:default-cell-style-name="ce4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6" table:default-cell-style-name="ce2"/>
        <table:table-column table:style-name="co17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6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1" table:style-name="ce50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11月(無).$A$1:11月(無).$M$15" table:base-cell-address="11月(無).$A$1"/>
        </table:named-expressions>
      </table:table>
      <table:table table:name="12月" table:style-name="ta1">
        <table:table-column table:style-name="co1" table:default-cell-style-name="ce4"/>
        <table:table-column table:style-name="co18" table:default-cell-style-name="ce2"/>
        <table:table-column table:style-name="co15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9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6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6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6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2">
            <text:p>財團法人國家衛生研究院</text:p>
          </table:table-cell>
          <table:table-cell office:value-type="string" table:style-name="ce58">
            <text:p>本中心執行112年度「經濟部中小企業創育機構發展計畫-企業加速器」，按培育新創之六大領域中之高齡與長照項目，發展及建置銀髮產業聚落平台－銀髮產業聚落112年度活動成果影片製作。</text:p>
          </table:table-cell>
          <table:table-cell office:value-type="string" table:style-name="ce58">
            <text:p>1112TI1078銀髮產業聚落112年度活動成果影片製作</text:p>
          </table:table-cell>
          <table:table-cell office:value-type="string" table:style-name="ce52">
            <text:p>活動成果影片/網路媒體播放</text:p>
          </table:table-cell>
          <table:table-cell office:value-type="string" table:style-name="ce62">
            <text:p>11/10~12/30</text:p>
          </table:table-cell>
          <table:table-cell office:value-type="string" table:style-name="ce53">
            <text:p>技轉及育成中心</text:p>
          </table:table-cell>
          <table:table-cell office:value-type="string" table:style-name="ce53">
            <text:p>自籌</text:p>
          </table:table-cell>
          <table:table-cell office:value-type="string" table:style-name="ce53">
            <text:p>其他業務支出</text:p>
          </table:table-cell>
          <table:table-cell office:value-type="float" office:value="65000" table:style-name="ce59">
            <text:p>65,000<text:s/></text:p>
          </table:table-cell>
          <table:table-cell office:value-type="string" table:style-name="ce60">
            <text:p>上下新媒體</text:p>
          </table:table-cell>
          <table:table-cell office:value-type="string" table:style-name="ce55">
            <text:p>期透過活動成果影片，能推廣銀髮產業聚落的知名度，促進民眾以及產業理解和尊重銀髮產業的價值、以及吸引潛在的投資者或合作夥伴，推動銀髮產業相關合作機會。</text:p>
          </table:table-cell>
          <table:table-cell office:value-type="string" table:style-name="ce55">
            <text:p>熟齡民眾族群、及高齡相關領域之產業。</text:p>
          </table:table-cell>
          <table:table-cell office:value-type="string" table:style-name="ce52">
            <text:p>無</text:p>
          </table:table-cell>
          <table:table-cell table:style-name="ce56"/>
          <table:table-cell table:style-name="ce54"/>
          <table:table-cell table:number-columns-repeated="16369"/>
        </table:table-row>
        <table:table-row table:style-name="ro6">
          <table:table-cell office:value-type="string" table:style-name="ce4">
            <text:p>填表說明：</text:p>
          </table:table-cell>
          <table:table-cell office:value-type="string" table:style-name="ce11">
            <text:p>（表單格式來源/依據：111年11月30日主預政字第1110103700號函）<text:s/></text:p>
          </table:table-cell>
          <table:table-cell table:number-columns-repeated="11" table:style-name="ce2"/>
          <table:table-cell table:number-columns-repeated="16371" table:style-name="ce1"/>
        </table:table-row>
        <table:table-row table:style-name="ro7">
          <table:table-cell office:value-type="string" table:style-name="ce12">
            <text:p>1.</text:p>
          </table:table-cell>
          <table:table-cell office:value-type="string" table:number-columns-spanned="12" table:number-rows-spanned="1" table:style-name="ce6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12">
            <text:p>2.</text:p>
          </table:table-cell>
          <table:table-cell office:value-type="string" table:number-columns-spanned="12" table:number-rows-spanned="1" table:style-name="ce6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3.</text:p>
          </table:table-cell>
          <table:table-cell office:value-type="string" table:number-columns-spanned="12" table:number-rows-spanned="1" table:style-name="ce6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12">
            <text:p>4.</text:p>
          </table:table-cell>
          <table:table-cell office:value-type="string" table:number-columns-spanned="12" table:number-rows-spanned="1" table:style-name="ce63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3"/>
          <table:table-cell table:number-columns-repeated="16371" table:style-name="ce1"/>
        </table:table-row>
        <table:table-row table:style-name="ro6">
          <table:table-cell office:value-type="string" table:style-name="ce1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14"/>
          <table:table-cell table:number-columns-repeated="5" table:style-name="ce15"/>
          <table:table-cell table:number-columns-repeated="4" table:style-name="ce13"/>
          <table:table-cell table:number-columns-repeated="16371" table:style-name="ce1"/>
        </table:table-row>
        <table:table-row table:style-name="ro6">
          <table:table-cell office:value-type="string" table:style-name="ce12">
            <text:p>7.</text:p>
          </table:table-cell>
          <table:table-cell office:value-type="string" table:number-columns-spanned="12" table:number-rows-spanned="1" table:style-name="ce63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office:value-type="string" table:style-name="ce12">
            <text:p>8.</text:p>
          </table:table-cell>
          <table:table-cell office:value-type="string" table:style-name="ce11">
            <text:p>機關如有公益或廠商回饋免費廣告等補充說明，請列入備註欄表達。</text:p>
          </table:table-cell>
          <table:table-cell table:number-columns-repeated="11" table:style-name="ce2"/>
          <table:table-cell table:number-columns-repeated="16371" table:style-name="ce1"/>
        </table:table-row>
        <table:table-row table:number-rows-repeated="1048561" table:style-name="ro6">
          <table:table-cell table:number-columns-repeated="16384"/>
        </table:table-row>
        <table:named-expressions>
          <table:named-range table:name="Print_Area" table:cell-range-address="12月.$A$1:12月.$M$15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公務預算處一般政務科柯亭劭</meta:initial-creator>
    <dc:creator>公共關係室詹淑芬</dc:creator>
    <meta:creation-date>2020-11-02T02:13:46Z</meta:creation-date>
    <dc:date>2024-01-25T07:24:32Z</dc:date>
    <meta:print-date>2024-01-08T03:45:30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